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24-01-17 0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23-02-06 0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22-09-06 0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22-05-09 0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22-02-08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21-01-25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20-09-29 0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20-01-30 0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19-09-1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19-06-03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19-04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19-01-28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18-09-18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18-05-14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18-01-25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17-09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17-05-16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17-01-25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16-09-29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16-05-09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16-04-18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16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656</text:p>
          </table:table-cell>
          <table:table-cell office:value-type="string" calcext:value-type="string">
            <text:p>AS-051</text:p>
          </table:table-cell>
          <table:table-cell office:value-type="string" calcext:value-type="string">
            <text:p>2015-07-06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